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7a3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57a3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6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paragraph-rsid="00057a3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officeooo:rsid="0006f532" officeooo:paragraph-rsid="0006f532" style:font-size-asian="14pt" style:font-size-complex="14pt"/>
    </style:style>
    <style:style style:name="P9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06f532" officeooo:paragraph-rsid="0006f532" style:font-size-asian="14pt" style:font-size-complex="14pt"/>
    </style:style>
    <style:style style:name="P10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57a3c" officeooo:paragraph-rsid="00057a3c" style:font-size-asian="14pt" style:font-size-complex="14pt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6f532" officeooo:paragraph-rsid="0006f532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44f9" style:font-size-asian="14pt" style:font-size-complex="14pt"/>
    </style:style>
    <style:style style:name="T3" style:family="text">
      <style:text-properties fo:font-size="14pt" officeooo:rsid="0006f532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06f5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 del caso d’uso</text:p>
          </table:table-cell>
          <table:table-cell table:style-name="Tabella1.A1" office:value-type="string">
            <text:p text:style-name="P8">Importa contratto</text:p>
          </table:table-cell>
        </table:table-row>
        <table:table-row table:style-name="Tabella1.1">
          <table:table-cell table:style-name="Tabella1.A1" office:value-type="string">
            <text:p text:style-name="P2">ID</text:p>
          </table:table-cell>
          <table:table-cell table:style-name="Tabella1.A1" office:value-type="string">
            <text:p text:style-name="P5">2</text:p>
          </table:table-cell>
        </table:table-row>
        <table:table-row table:style-name="Tabella1.1">
          <table:table-cell table:style-name="Tabella1.A1" office:value-type="string">
            <text:p text:style-name="P2">Breve spiegazione</text:p>
          </table:table-cell>
          <table:table-cell table:style-name="Tabella1.A1" office:value-type="string">
            <text:p text:style-name="P8">Procedura per l’importazione di un contratto già esistente sulla piattaforma</text:p>
          </table:table-cell>
        </table:table-row>
        <table:table-row table:style-name="Tabella1.1">
          <table:table-cell table:style-name="Tabella1.A1" office:value-type="string">
            <text:p text:style-name="P2">Attore attivante</text:p>
          </table:table-cell>
          <table:table-cell table:style-name="Tabella1.A1" office:value-type="string">
            <text:p text:style-name="P5">Locatario</text:p>
          </table:table-cell>
        </table:table-row>
        <table:table-row table:style-name="Tabella1.1">
          <table:table-cell table:style-name="Tabella1.A1" office:value-type="string">
            <text:p text:style-name="P2">Attori secondari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2">Precondizioni</text:p>
          </table:table-cell>
          <table:table-cell table:style-name="Tabella1.A1" office:value-type="string">
            <text:p text:style-name="P8">Locatore deve essere autenticato nel sistema. Locatore deve aver inserito una risorsa da affittare nel sistema</text:p>
          </table:table-cell>
        </table:table-row>
        <table:table-row table:style-name="Tabella1.1">
          <table:table-cell table:style-name="Tabella1.A1" office:value-type="string">
            <text:p text:style-name="P2">Flusso principale</text:p>
          </table:table-cell>
          <table:table-cell table:style-name="Tabella1.A1" office:value-type="string">
            <text:p text:style-name="P7">1.1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list xml:id="list1496521143" text:style-name="WWNum1">
              <text:list-item>
                <text:p text:style-name="P10"><text:span text:style-name="T6">Locatore</text:span> accede alla lista <text:span text:style-name="T6">delle risorse in affitto</text:span></text:p>
              </text:list-item>
              <text:list-item>
                <text:p text:style-name="P10"><text:span text:style-name="T6">Locatore seleziona la risorsa per la quale importare il contratto</text:span></text:p>
              </text:list-item>
              <text:list-item>
                <text:p text:style-name="P11">Locatore inserisce il nome utente del locatario</text:p>
              </text:list-item>
              <text:list-item>
                <text:p text:style-name="P11">Locatore inserisce il periodo di inizio e termine del contratto</text:p>
              </text:list-item>
              <text:list-item>
                <text:p text:style-name="P10">Locat<text:span text:style-name="T6">ore importa il contratto sul sistema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Post-condizioni</text:p>
          </table:table-cell>
          <table:table-cell table:style-name="Tabella1.A1" office:value-type="string">
            <text:p text:style-name="P8">La risorsa non è più disponibile per le date indicate dal Locatore</text:p>
          </table:table-cell>
        </table:table-row>
        <table:table-row table:style-name="Tabella1.1">
          <table:table-cell table:style-name="Tabella1.A1" office:value-type="string">
            <text:p text:style-name="P2">Flussi alternativi</text:p>
          </table:table-cell>
          <table:table-cell table:style-name="Tabella1.A1" office:value-type="string">
            <text:p text:style-name="P3"><text:span text:style-name="T2">3</text:span><text:span text:style-name="T1">a. </text:span><text:span text:style-name="T3">Nessun locatario associato al nickname indicato</text:span><text:span text:style-name="T1">:</text:span></text:p>
            <text:list xml:id="list3516137362" text:style-name="L1">
              <text:list-item>
                <text:p text:style-name="P6">Il locatore <text:span text:style-name="T6">viene notificato dell’errore e viene richiesto il reinserimento di un nickname corretto</text:span></text:p>
              </text:list-item>
            </text:list>
            <text:p text:style-name="P8">4a. La risorsa selezionata non è disponibile per il periodo indicato:</text:p>
            <text:list xml:id="list2905156685" text:style-name="L2">
              <text:list-item>
                <text:p text:style-name="P9">Il locatore viene notificato dell’errore e viene richiesto il reinserimento di un intervallo di date corretto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35:22.397150277</meta:creation-date>
    <dc:date>2019-02-03T12:24:30.668651777</dc:date>
    <meta:editing-duration>PT1H47M23S</meta:editing-duration>
    <meta:editing-cycles>2</meta:editing-cycles>
    <meta:generator>LibreOffice/6.1.4.2$Linux_X86_64 LibreOffice_project/10$Build-2</meta:generator>
    <meta:document-statistic meta:table-count="1" meta:image-count="0" meta:object-count="0" meta:page-count="1" meta:paragraph-count="25" meta:word-count="156" meta:character-count="1025" meta:non-whitespace-character-count="901"/>
  </office:meta>
</office:document-meta>
</file>